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63.61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84.5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61.2pt"/>
    </style:style>
    <style:style style:name="co8" style:family="table-column">
      <style:table-column-properties fo:break-before="auto" style:column-width="106.24pt"/>
    </style:style>
    <style:style style:name="co9" style:family="table-column">
      <style:table-column-properties fo:break-before="auto" style:column-width="125.66pt"/>
    </style:style>
    <style:style style:name="co10" style:family="table-column">
      <style:table-column-properties fo:break-before="auto" style:column-width="120.25pt"/>
    </style:style>
    <style:style style:name="co11" style:family="table-column">
      <style:table-column-properties fo:break-before="auto" style:column-width="12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ingle_di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ices</text:p>
          </table:table-cell>
          <table:table-cell office:value-type="string" calcext:value-type="string">
            <text:p>Log Return 1d</text:p>
          </table:table-cell>
          <table:table-cell office:value-type="string" calcext:value-type="string">
            <text:p>Volatility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table:formula="of:=LN([.B3]/[.B2])" office:value-type="float" office:value="-0.00359874432477358" calcext:value-type="float">
            <text:p>-0.003598744324774</text:p>
          </table:table-cell>
          <table:table-cell/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table:formula="of:=LN([.B4]/[.B3])" office:value-type="float" office:value="-0.00496951553560817" calcext:value-type="float">
            <text:p>-0.004969515535608</text:p>
          </table:table-cell>
          <table:table-cell/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table:formula="of:=LN([.B5]/[.B4])" office:value-type="float" office:value="0.00406780221932575" calcext:value-type="float">
            <text:p>0.004067802219326</text:p>
          </table:table-cell>
          <table:table-cell/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table:formula="of:=LN([.B6]/[.B5])" office:value-type="float" office:value="0.000450958294000687" calcext:value-type="float">
            <text:p>0.000450958294001</text:p>
          </table:table-cell>
          <table:table-cell/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table:formula="of:=LN([.B7]/[.B6])" office:value-type="float" office:value="-0.00225682785926272" calcext:value-type="float">
            <text:p>-0.002256827859263</text:p>
          </table:table-cell>
          <table:table-cell table:formula="of:=COM.MICROSOFT.STDEV.P([.C3:.C7])" office:value-type="float" office:value="0.00321050597482501" calcext:value-type="float">
            <text:p>0.003210505974825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table:formula="of:=LN([.B8]/[.B7])" office:value-type="float" office:value="0.00450857391314695" calcext:value-type="float">
            <text:p>0.004508573913147</text:p>
          </table:table-cell>
          <table:table-cell table:formula="of:=COM.MICROSOFT.STDEV.P([.C4:.C8])" office:value-type="float" office:value="0.00363918287297029" calcext:value-type="float">
            <text:p>0.00363918287297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table:formula="of:=LN([.B9]/[.B8])" office:value-type="float" office:value="0.0089566205560116" calcext:value-type="float">
            <text:p>0.008956620556012</text:p>
          </table:table-cell>
          <table:table-cell table:formula="of:=COM.MICROSOFT.STDEV.P([.C5:.C9])" office:value-type="float" office:value="0.00381899031864455" calcext:value-type="float">
            <text:p>0.003818990318645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table:formula="of:=LN([.B10]/[.B9])" office:value-type="float" office:value="-0.00850687914973543" calcext:value-type="float">
            <text:p>-0.008506879149735</text:p>
          </table:table-cell>
          <table:table-cell table:formula="of:=COM.MICROSOFT.STDEV.P([.C6:.C10])" office:value-type="float" office:value="0.00593673876645366" calcext:value-type="float">
            <text:p>0.005936738766454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table:formula="of:=LN([.B11]/[.B10])" office:value-type="float" office:value="0.0022456780153959" calcext:value-type="float">
            <text:p>0.002245678015396</text:p>
          </table:table-cell>
          <table:table-cell table:formula="of:=COM.MICROSOFT.STDEV.P([.C7:.C11])" office:value-type="float" office:value="0.00596919987719546" calcext:value-type="float">
            <text:p>0.005969199877195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table:formula="of:=LN([.B12]/[.B11])" office:value-type="float" office:value="-0.00630065090663284" calcext:value-type="float">
            <text:p>-0.006300650906633</text:p>
          </table:table-cell>
          <table:table-cell table:formula="of:=COM.MICROSOFT.STDEV.P([.C8:.C12])" office:value-type="float" office:value="0.00659535214329691" calcext:value-type="float">
            <text:p>0.006595352143297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table:formula="of:=LN([.B13]/[.B12])" office:value-type="float" office:value="0.010776934119519" calcext:value-type="float">
            <text:p>0.010776934119519</text:p>
          </table:table-cell>
          <table:table-cell table:formula="of:=COM.MICROSOFT.STDEV.P([.C9:.C13])" office:value-type="float" office:value="0.00778697581259125" calcext:value-type="float">
            <text:p>0.007786975812591</text:p>
          </table:table-cell>
        </table:table-row>
        <table:table-row table:style-name="ro1">
          <table:table-cell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table:formula="of:=LN([.B14]/[.B13])" office:value-type="float" office:value="-0.000446727726884319" calcext:value-type="float">
            <text:p>-0.000446727726884</text:p>
          </table:table-cell>
          <table:table-cell table:formula="of:=COM.MICROSOFT.STDEV.P([.C10:.C14])" office:value-type="float" office:value="0.00681841756836233" calcext:value-type="float">
            <text:p>0.006818417568362</text:p>
          </table:table-cell>
        </table:table-row>
        <table:table-row table:style-name="ro1">
          <table:table-cell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table:formula="of:=LN([.B15]/[.B14])" office:value-type="float" office:value="0.0102245834060993" calcext:value-type="float">
            <text:p>0.010224583406099</text:p>
          </table:table-cell>
          <table:table-cell table:formula="of:=COM.MICROSOFT.STDEV.P([.C11:.C15])" office:value-type="float" office:value="0.00649886852469878" calcext:value-type="float">
            <text:p>0.006498868524699</text:p>
          </table:table-cell>
        </table:table-row>
        <table:table-row table:style-name="ro1">
          <table:table-cell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table:formula="of:=LN([.B16]/[.B15])" office:value-type="float" office:value="0.0326328716701479" calcext:value-type="float">
            <text:p>0.032632871670148</text:p>
          </table:table-cell>
          <table:table-cell table:formula="of:=COM.MICROSOFT.STDEV.P([.C12:.C16])" office:value-type="float" office:value="0.0133102076911024" calcext:value-type="float">
            <text:p>0.013310207691102</text:p>
          </table:table-cell>
        </table:table-row>
        <table:table-row table:style-name="ro1">
          <table:table-cell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table:formula="of:=LN([.B17]/[.B16])" office:value-type="float" office:value="0.0291098385917439" calcext:value-type="float">
            <text:p>0.029109838591744</text:p>
          </table:table-cell>
          <table:table-cell table:formula="of:=COM.MICROSOFT.STDEV.P([.C13:.C17])" office:value-type="float" office:value="0.0124787442760775" calcext:value-type="float">
            <text:p>0.012478744276078</text:p>
          </table:table-cell>
        </table:table-row>
        <table:table-row table:style-name="ro1">
          <table:table-cell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table:formula="of:=LN([.B18]/[.B17])" office:value-type="float" office:value="-0.01255246607112" calcext:value-type="float">
            <text:p>-0.01255246607112</text:p>
          </table:table-cell>
          <table:table-cell table:formula="of:=COM.MICROSOFT.STDEV.P([.C14:.C18])" office:value-type="float" office:value="0.0171996844841947" calcext:value-type="float">
            <text:p>0.017199684484195</text:p>
          </table:table-cell>
        </table:table-row>
        <table:table-row table:style-name="ro1">
          <table:table-cell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table:formula="of:=LN([.B19]/[.B18])" office:value-type="float" office:value="0.00336276063000043" calcext:value-type="float">
            <text:p>0.00336276063</text:p>
          </table:table-cell>
          <table:table-cell table:formula="of:=COM.MICROSOFT.STDEV.P([.C15:.C19])" office:value-type="float" office:value="0.0167182329742756" calcext:value-type="float">
            <text:p>0.01671823297427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table:formula="of:=LN([.B20]/[.B19])" office:value-type="float" office:value="0.00502303274627361" calcext:value-type="float">
            <text:p>0.005023032746274</text:p>
          </table:table-cell>
          <table:table-cell table:formula="of:=COM.MICROSOFT.STDEV.P([.C16:.C20])" office:value-type="float" office:value="0.0169905292288662" calcext:value-type="float">
            <text:p>0.016990529228866</text:p>
          </table:table-cell>
        </table:table-row>
        <table:table-row table:style-name="ro1">
          <table:table-cell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table:formula="of:=LN([.B21]/[.B20])" office:value-type="float" office:value="-0.0134512326581078" calcext:value-type="float">
            <text:p>-0.013451232658108</text:p>
          </table:table-cell>
          <table:table-cell table:formula="of:=COM.MICROSOFT.STDEV.P([.C17:.C21])" office:value-type="float" office:value="0.0154661493490681" calcext:value-type="float">
            <text:p>0.015466149349068</text:p>
          </table:table-cell>
        </table:table-row>
        <table:table-row table:style-name="ro1">
          <table:table-cell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table:formula="of:=LN([.B22]/[.B21])" office:value-type="float" office:value="0.00800847272833763" calcext:value-type="float">
            <text:p>0.008008472728338</text:p>
          </table:table-cell>
          <table:table-cell table:formula="of:=COM.MICROSOFT.STDEV.P([.C18:.C22])" office:value-type="float" office:value="0.00917285645675437" calcext:value-type="float">
            <text:p>0.009172856456754</text:p>
          </table:table-cell>
        </table:table-row>
        <table:table-row table:style-name="ro1">
          <table:table-cell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table:formula="of:=LN([.B23]/[.B22])" office:value-type="float" office:value="0.00209687642358478" calcext:value-type="float">
            <text:p>0.002096876423585</text:p>
          </table:table-cell>
          <table:table-cell table:formula="of:=COM.MICROSOFT.STDEV.P([.C19:.C23])" office:value-type="float" office:value="0.00749569296228111" calcext:value-type="float">
            <text:p>0.007495692962281</text:p>
          </table:table-cell>
        </table:table-row>
        <table:table-row table:style-name="ro1">
          <table:table-cell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table:formula="of:=LN([.B24]/[.B23])" office:value-type="float" office:value="-0.00925932541279683" calcext:value-type="float">
            <text:p>-0.009259325412797</text:p>
          </table:table-cell>
          <table:table-cell table:formula="of:=COM.MICROSOFT.STDEV.P([.C20:.C24])" office:value-type="float" office:value="0.00835387661108617" calcext:value-type="float">
            <text:p>0.008353876611086</text:p>
          </table:table-cell>
        </table:table-row>
        <table:table-row table:style-name="ro1">
          <table:table-cell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table:formula="of:=LN([.B25]/[.B24])" office:value-type="float" office:value="-0.0196419636705016" calcext:value-type="float">
            <text:p>-0.019641963670502</text:p>
          </table:table-cell>
          <table:table-cell table:formula="of:=COM.MICROSOFT.STDEV.P([.C21:.C25])" office:value-type="float" office:value="0.0101295014895012" calcext:value-type="float">
            <text:p>0.010129501489501</text:p>
          </table:table-cell>
        </table:table-row>
        <table:table-row table:style-name="ro1">
          <table:table-cell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table:formula="of:=LN([.B26]/[.B25])" office:value-type="float" office:value="-0.00388853373969237" calcext:value-type="float">
            <text:p>-0.003888533739692</text:p>
          </table:table-cell>
          <table:table-cell table:formula="of:=COM.MICROSOFT.STDEV.P([.C22:.C26])" office:value-type="float" office:value="0.00951081485055545" calcext:value-type="float">
            <text:p>0.009510814850555</text:p>
          </table:table-cell>
        </table:table-row>
        <table:table-row table:style-name="ro1">
          <table:table-cell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table:formula="of:=LN([.B27]/[.B26])" office:value-type="float" office:value="0.00990746850559051" calcext:value-type="float">
            <text:p>0.009907468505591</text:p>
          </table:table-cell>
          <table:table-cell table:formula="of:=COM.MICROSOFT.STDEV.P([.C23:.C27])" office:value-type="float" office:value="0.0100280620585265" calcext:value-type="float">
            <text:p>0.010028062058527</text:p>
          </table:table-cell>
        </table:table-row>
        <table:table-row table:style-name="ro1">
          <table:table-cell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table:formula="of:=LN([.B28]/[.B27])" office:value-type="float" office:value="-0.0282566071737873" calcext:value-type="float">
            <text:p>-0.028256607173787</text:p>
          </table:table-cell>
          <table:table-cell table:formula="of:=COM.MICROSOFT.STDEV.P([.C24:.C28])" office:value-type="float" office:value="0.0131165364579347" calcext:value-type="float">
            <text:p>0.013116536457935</text:p>
          </table:table-cell>
        </table:table-row>
        <table:table-row table:style-name="ro1">
          <table:table-cell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table:formula="of:=LN([.B29]/[.B28])" office:value-type="float" office:value="0.0183491386681966" calcext:value-type="float">
            <text:p>0.018349138668197</text:p>
          </table:table-cell>
          <table:table-cell table:formula="of:=COM.MICROSOFT.STDEV.P([.C25:.C29])" office:value-type="float" office:value="0.0174555162675385" calcext:value-type="float">
            <text:p>0.017455516267539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table:formula="of:=LN([.B30]/[.B29])" office:value-type="float" office:value="-0.0307716586667538" calcext:value-type="float">
            <text:p>-0.030771658666754</text:p>
          </table:table-cell>
          <table:table-cell table:formula="of:=COM.MICROSOFT.STDEV.P([.C26:.C30])" office:value-type="float" office:value="0.0197738946858997" calcext:value-type="float">
            <text:p>0.0197738946859</text:p>
          </table:table-cell>
        </table:table-row>
        <table:table-row table:style-name="ro1">
          <table:table-cell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table:formula="of:=LN([.B31]/[.B30])" office:value-type="float" office:value="-0.010320935232774" calcext:value-type="float">
            <text:p>-0.010320935232774</text:p>
          </table:table-cell>
          <table:table-cell table:formula="of:=COM.MICROSOFT.STDEV.P([.C27:.C31])" office:value-type="float" office:value="0.0197432575707846" calcext:value-type="float">
            <text:p>0.019743257570785</text:p>
          </table:table-cell>
        </table:table-row>
      </table:table>
      <table:table table:name="multi_dim" table:style-name="ta1">
        <table:table-column table:style-name="co1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ices 0</text:p>
          </table:table-cell>
          <table:table-cell office:value-type="string" calcext:value-type="string">
            <text:p>Prices 1</text:p>
          </table:table-cell>
          <table:table-cell office:value-type="string" calcext:value-type="string">
            <text:p>Log Return 0</text:p>
          </table:table-cell>
          <table:table-cell office:value-type="string" calcext:value-type="string">
            <text:p>Log Return 1</text:p>
          </table:table-cell>
          <table:table-cell office:value-type="string" calcext:value-type="string">
            <text:p>Volatility 0</text:p>
          </table:table-cell>
          <table:table-cell office:value-type="string" calcext:value-type="string">
            <text:p>Volatility 1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22.27" calcext:value-type="float">
            <text:p>22.2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22.19" calcext:value-type="float">
            <text:p>22.19</text:p>
          </table:table-cell>
          <table:table-cell office:value-type="float" office:value="41.2" calcext:value-type="float">
            <text:p>41.2</text:p>
          </table:table-cell>
          <table:table-cell table:formula="of:=LN([.B3]/[.B2])" office:value-type="float" office:value="-0.00359874432477358" calcext:value-type="float">
            <text:p>-0.003598744324774</text:p>
          </table:table-cell>
          <table:table-cell table:formula="of:=LN([.C3]/[.C2])" office:value-type="float" office:value="0.00486618965117291" calcext:value-type="float">
            <text:p>0.004866189651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22.08" calcext:value-type="float">
            <text:p>22.08</text:p>
          </table:table-cell>
          <table:table-cell office:value-type="float" office:value="41.5" calcext:value-type="float">
            <text:p>41.5</text:p>
          </table:table-cell>
          <table:table-cell table:formula="of:=LN([.B4]/[.B3])" office:value-type="float" office:value="-0.00496951553560817" calcext:value-type="float">
            <text:p>-0.004969515535608</text:p>
          </table:table-cell>
          <table:table-cell table:formula="of:=LN([.C4]/[.C3])" office:value-type="float" office:value="0.0072551708811718" calcext:value-type="float">
            <text:p>0.007255170881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22.17" calcext:value-type="float">
            <text:p>22.17</text:p>
          </table:table-cell>
          <table:table-cell office:value-type="float" office:value="41.8" calcext:value-type="float">
            <text:p>41.8</text:p>
          </table:table-cell>
          <table:table-cell table:formula="of:=LN([.B5]/[.B4])" office:value-type="float" office:value="0.00406780221932575" calcext:value-type="float">
            <text:p>0.004067802219326</text:p>
          </table:table-cell>
          <table:table-cell table:formula="of:=LN([.C5]/[.C4])" office:value-type="float" office:value="0.00720291229405802" calcext:value-type="float">
            <text:p>0.007202912294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22.18" calcext:value-type="float">
            <text:p>22.18</text:p>
          </table:table-cell>
          <table:table-cell office:value-type="float" office:value="42.3" calcext:value-type="float">
            <text:p>42.3</text:p>
          </table:table-cell>
          <table:table-cell table:formula="of:=LN([.B6]/[.B5])" office:value-type="float" office:value="0.000450958294000687" calcext:value-type="float">
            <text:p>0.000450958294001</text:p>
          </table:table-cell>
          <table:table-cell table:formula="of:=LN([.C6]/[.C5])" office:value-type="float" office:value="0.0118907465215216" calcext:value-type="float">
            <text:p>0.011890746521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22.13" calcext:value-type="float">
            <text:p>22.13</text:p>
          </table:table-cell>
          <table:table-cell office:value-type="float" office:value="42" calcext:value-type="float">
            <text:p>42</text:p>
          </table:table-cell>
          <table:table-cell table:formula="of:=LN([.B7]/[.B6])" office:value-type="float" office:value="-0.00225682785926272" calcext:value-type="float">
            <text:p>-0.002256827859263</text:p>
          </table:table-cell>
          <table:table-cell table:formula="of:=LN([.C7]/[.C6])" office:value-type="float" office:value="-0.00711746776886388" calcext:value-type="float">
            <text:p>-0.007117467768864</text:p>
          </table:table-cell>
          <table:table-cell table:formula="of:=COM.MICROSOFT.STDEV.P([.D3:.D7])" office:value-type="float" office:value="0.00321050597482501" calcext:value-type="float">
            <text:p>0.003210505974825</text:p>
          </table:table-cell>
          <table:table-cell table:formula="of:=COM.MICROSOFT.STDEV.P([.E3:.E7])" office:value-type="float" office:value="0.00638919484146282" calcext:value-type="float">
            <text:p>0.006389194841463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22.23" calcext:value-type="float">
            <text:p>22.23</text:p>
          </table:table-cell>
          <table:table-cell office:value-type="float" office:value="42.3" calcext:value-type="float">
            <text:p>42.3</text:p>
          </table:table-cell>
          <table:table-cell table:formula="of:=LN([.B8]/[.B7])" office:value-type="float" office:value="0.00450857391314695" calcext:value-type="float">
            <text:p>0.004508573913147</text:p>
          </table:table-cell>
          <table:table-cell table:formula="of:=LN([.C8]/[.C7])" office:value-type="float" office:value="0.00711746776886395" calcext:value-type="float">
            <text:p>0.007117467768864</text:p>
          </table:table-cell>
          <table:table-cell table:formula="of:=COM.MICROSOFT.STDEV.P([.D4:.D8])" office:value-type="float" office:value="0.00363918287297029" calcext:value-type="float">
            <text:p>0.00363918287297</text:p>
          </table:table-cell>
          <table:table-cell table:formula="of:=COM.MICROSOFT.STDEV.P([.E4:.E8])" office:value-type="float" office:value="0.00645559962317868" calcext:value-type="float">
            <text:p>0.006455599623179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22.43" calcext:value-type="float">
            <text:p>22.43</text:p>
          </table:table-cell>
          <table:table-cell office:value-type="float" office:value="42.6" calcext:value-type="float">
            <text:p>42.6</text:p>
          </table:table-cell>
          <table:table-cell table:formula="of:=LN([.B9]/[.B8])" office:value-type="float" office:value="0.0089566205560116" calcext:value-type="float">
            <text:p>0.008956620556012</text:p>
          </table:table-cell>
          <table:table-cell table:formula="of:=LN([.C9]/[.C8])" office:value-type="float" office:value="0.00706716722309257" calcext:value-type="float">
            <text:p>0.007067167223093</text:p>
          </table:table-cell>
          <table:table-cell table:formula="of:=COM.MICROSOFT.STDEV.P([.D5:.D9])" office:value-type="float" office:value="0.00381899031864455" calcext:value-type="float">
            <text:p>0.003818990318645</text:p>
          </table:table-cell>
          <table:table-cell table:formula="of:=COM.MICROSOFT.STDEV.P([.E5:.E9])" office:value-type="float" office:value="0.00644446401170217" calcext:value-type="float">
            <text:p>0.006444464011702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22.24" calcext:value-type="float">
            <text:p>22.24</text:p>
          </table:table-cell>
          <table:table-cell office:value-type="float" office:value="42.7" calcext:value-type="float">
            <text:p>42.7</text:p>
          </table:table-cell>
          <table:table-cell table:formula="of:=LN([.B10]/[.B9])" office:value-type="float" office:value="-0.00850687914973543" calcext:value-type="float">
            <text:p>-0.008506879149735</text:p>
          </table:table-cell>
          <table:table-cell table:formula="of:=LN([.C10]/[.C9])" office:value-type="float" office:value="0.00234466695925405" calcext:value-type="float">
            <text:p>0.002344666959254</text:p>
          </table:table-cell>
          <table:table-cell table:formula="of:=COM.MICROSOFT.STDEV.P([.D6:.D10])" office:value-type="float" office:value="0.00593673876645366" calcext:value-type="float">
            <text:p>0.005936738766454</text:p>
          </table:table-cell>
          <table:table-cell table:formula="of:=COM.MICROSOFT.STDEV.P([.E6:.E10])" office:value-type="float" office:value="0.00644032413005305" calcext:value-type="float">
            <text:p>0.006440324130053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22.29" calcext:value-type="float">
            <text:p>22.29</text:p>
          </table:table-cell>
          <table:table-cell office:value-type="float" office:value="42.8" calcext:value-type="float">
            <text:p>42.8</text:p>
          </table:table-cell>
          <table:table-cell table:formula="of:=LN([.B11]/[.B10])" office:value-type="float" office:value="0.0022456780153959" calcext:value-type="float">
            <text:p>0.002245678015396</text:p>
          </table:table-cell>
          <table:table-cell table:formula="of:=LN([.C11]/[.C10])" office:value-type="float" office:value="0.00233918235317202" calcext:value-type="float">
            <text:p>0.002339182353172</text:p>
          </table:table-cell>
          <table:table-cell table:formula="of:=COM.MICROSOFT.STDEV.P([.D7:.D11])" office:value-type="float" office:value="0.00596919987719546" calcext:value-type="float">
            <text:p>0.005969199877195</text:p>
          </table:table-cell>
          <table:table-cell table:formula="of:=COM.MICROSOFT.STDEV.P([.E7:.E11])" office:value-type="float" office:value="0.00518870902534319" calcext:value-type="float">
            <text:p>0.005188709025343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22.15" calcext:value-type="float">
            <text:p>22.15</text:p>
          </table:table-cell>
          <table:table-cell office:value-type="float" office:value="43.2" calcext:value-type="float">
            <text:p>43.2</text:p>
          </table:table-cell>
          <table:table-cell table:formula="of:=LN([.B12]/[.B11])" office:value-type="float" office:value="-0.00630065090663284" calcext:value-type="float">
            <text:p>-0.006300650906633</text:p>
          </table:table-cell>
          <table:table-cell table:formula="of:=LN([.C12]/[.C11])" office:value-type="float" office:value="0.00930239266231363" calcext:value-type="float">
            <text:p>0.009302392662314</text:p>
          </table:table-cell>
          <table:table-cell table:formula="of:=COM.MICROSOFT.STDEV.P([.D8:.D12])" office:value-type="float" office:value="0.00659535214329691" calcext:value-type="float">
            <text:p>0.006595352143297</text:p>
          </table:table-cell>
          <table:table-cell table:formula="of:=COM.MICROSOFT.STDEV.P([.E8:.E12])" office:value-type="float" office:value="0.00280668076775751" calcext:value-type="float">
            <text:p>0.002806680767758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22.39" calcext:value-type="float">
            <text:p>22.39</text:p>
          </table:table-cell>
          <table:table-cell office:value-type="float" office:value="43.7" calcext:value-type="float">
            <text:p>43.7</text:p>
          </table:table-cell>
          <table:table-cell table:formula="of:=LN([.B13]/[.B12])" office:value-type="float" office:value="0.010776934119519" calcext:value-type="float">
            <text:p>0.010776934119519</text:p>
          </table:table-cell>
          <table:table-cell table:formula="of:=LN([.C13]/[.C12])" office:value-type="float" office:value="0.0115076068514799" calcext:value-type="float">
            <text:p>0.01150760685148</text:p>
          </table:table-cell>
          <table:table-cell table:formula="of:=COM.MICROSOFT.STDEV.P([.D9:.D13])" office:value-type="float" office:value="0.00778697581259125" calcext:value-type="float">
            <text:p>0.007786975812591</text:p>
          </table:table-cell>
          <table:table-cell table:formula="of:=COM.MICROSOFT.STDEV.P([.E9:.E13])" office:value-type="float" office:value="0.0036831959288027" calcext:value-type="float">
            <text:p>0.003683195928803</text:p>
          </table:table-cell>
        </table:table-row>
        <table:table-row table:style-name="ro1">
          <table:table-cell office:value-type="string" calcext:value-type="string">
            <text:p>2018-01-13</text:p>
          </table:table-cell>
          <table:table-cell office:value-type="float" office:value="22.38" calcext:value-type="float">
            <text:p>22.38</text:p>
          </table:table-cell>
          <table:table-cell office:value-type="float" office:value="43.8" calcext:value-type="float">
            <text:p>43.8</text:p>
          </table:table-cell>
          <table:table-cell table:formula="of:=LN([.B14]/[.B13])" office:value-type="float" office:value="-0.000446727726884319" calcext:value-type="float">
            <text:p>-0.000446727726884</text:p>
          </table:table-cell>
          <table:table-cell table:formula="of:=LN([.C14]/[.C13])" office:value-type="float" office:value="0.00228571528085586" calcext:value-type="float">
            <text:p>0.002285715280856</text:p>
          </table:table-cell>
          <table:table-cell table:formula="of:=COM.MICROSOFT.STDEV.P([.D10:.D14])" office:value-type="float" office:value="0.00681841756836233" calcext:value-type="float">
            <text:p>0.006818417568362</text:p>
          </table:table-cell>
          <table:table-cell table:formula="of:=COM.MICROSOFT.STDEV.P([.E10:.E14])" office:value-type="float" office:value="0.00402025919245558" calcext:value-type="float">
            <text:p>0.004020259192456</text:p>
          </table:table-cell>
        </table:table-row>
        <table:table-row table:style-name="ro1">
          <table:table-cell office:value-type="string" calcext:value-type="string">
            <text:p>2018-01-14</text:p>
          </table:table-cell>
          <table:table-cell office:value-type="float" office:value="22.61" calcext:value-type="float">
            <text:p>22.61</text:p>
          </table:table-cell>
          <table:table-cell office:value-type="float" office:value="42.5" calcext:value-type="float">
            <text:p>42.5</text:p>
          </table:table-cell>
          <table:table-cell table:formula="of:=LN([.B15]/[.B14])" office:value-type="float" office:value="0.0102245834060993" calcext:value-type="float">
            <text:p>0.010224583406099</text:p>
          </table:table-cell>
          <table:table-cell table:formula="of:=LN([.C15]/[.C14])" office:value-type="float" office:value="-0.0301297414520293" calcext:value-type="float">
            <text:p>-0.030129741452029</text:p>
          </table:table-cell>
          <table:table-cell table:formula="of:=COM.MICROSOFT.STDEV.P([.D11:.D15])" office:value-type="float" office:value="0.00649886852469878" calcext:value-type="float">
            <text:p>0.006498868524699</text:p>
          </table:table-cell>
          <table:table-cell table:formula="of:=COM.MICROSOFT.STDEV.P([.E11:.E15])" office:value-type="float" office:value="0.0150535630365479" calcext:value-type="float">
            <text:p>0.015053563036548</text:p>
          </table:table-cell>
        </table:table-row>
        <table:table-row table:style-name="ro1">
          <table:table-cell office:value-type="string" calcext:value-type="string">
            <text:p>2018-01-15</text:p>
          </table:table-cell>
          <table:table-cell office:value-type="float" office:value="23.36" calcext:value-type="float">
            <text:p>23.36</text:p>
          </table:table-cell>
          <table:table-cell office:value-type="float" office:value="41.2" calcext:value-type="float">
            <text:p>41.2</text:p>
          </table:table-cell>
          <table:table-cell table:formula="of:=LN([.B16]/[.B15])" office:value-type="float" office:value="0.0326328716701479" calcext:value-type="float">
            <text:p>0.032632871670148</text:p>
          </table:table-cell>
          <table:table-cell table:formula="of:=LN([.C16]/[.C15])" office:value-type="float" office:value="-0.0310658195748904" calcext:value-type="float">
            <text:p>-0.03106581957489</text:p>
          </table:table-cell>
          <table:table-cell table:formula="of:=COM.MICROSOFT.STDEV.P([.D12:.D16])" office:value-type="float" office:value="0.0133102076911024" calcext:value-type="float">
            <text:p>0.013310207691102</text:p>
          </table:table-cell>
          <table:table-cell table:formula="of:=COM.MICROSOFT.STDEV.P([.E12:.E16])" office:value-type="float" office:value="0.0190092126521773" calcext:value-type="float">
            <text:p>0.019009212652177</text:p>
          </table:table-cell>
        </table:table-row>
        <table:table-row table:style-name="ro1">
          <table:table-cell office:value-type="string" calcext:value-type="string">
            <text:p>2018-01-16</text:p>
          </table:table-cell>
          <table:table-cell office:value-type="float" office:value="24.05" calcext:value-type="float">
            <text:p>24.05</text:p>
          </table:table-cell>
          <table:table-cell office:value-type="float" office:value="41" calcext:value-type="float">
            <text:p>41</text:p>
          </table:table-cell>
          <table:table-cell table:formula="of:=LN([.B17]/[.B16])" office:value-type="float" office:value="0.0291098385917439" calcext:value-type="float">
            <text:p>0.029109838591744</text:p>
          </table:table-cell>
          <table:table-cell table:formula="of:=LN([.C17]/[.C16])" office:value-type="float" office:value="-0.00486618965117301" calcext:value-type="float">
            <text:p>-0.004866189651173</text:p>
          </table:table-cell>
          <table:table-cell table:formula="of:=COM.MICROSOFT.STDEV.P([.D13:.D17])" office:value-type="float" office:value="0.0124787442760775" calcext:value-type="float">
            <text:p>0.012478744276078</text:p>
          </table:table-cell>
          <table:table-cell table:formula="of:=COM.MICROSOFT.STDEV.P([.E13:.E17])" office:value-type="float" office:value="0.017250032190183" calcext:value-type="float">
            <text:p>0.017250032190183</text:p>
          </table:table-cell>
        </table:table-row>
        <table:table-row table:style-name="ro1">
          <table:table-cell office:value-type="string" calcext:value-type="string">
            <text:p>2018-01-17</text:p>
          </table:table-cell>
          <table:table-cell office:value-type="float" office:value="23.75" calcext:value-type="float">
            <text:p>23.75</text:p>
          </table:table-cell>
          <table:table-cell office:value-type="float" office:value="40.9" calcext:value-type="float">
            <text:p>40.9</text:p>
          </table:table-cell>
          <table:table-cell table:formula="of:=LN([.B18]/[.B17])" office:value-type="float" office:value="-0.01255246607112" calcext:value-type="float">
            <text:p>-0.01255246607112</text:p>
          </table:table-cell>
          <table:table-cell table:formula="of:=LN([.C18]/[.C17])" office:value-type="float" office:value="-0.00244200365555174" calcext:value-type="float">
            <text:p>-0.002442003655552</text:p>
          </table:table-cell>
          <table:table-cell table:formula="of:=COM.MICROSOFT.STDEV.P([.D14:.D18])" office:value-type="float" office:value="0.0171996844841947" calcext:value-type="float">
            <text:p>0.017199684484195</text:p>
          </table:table-cell>
          <table:table-cell table:formula="of:=COM.MICROSOFT.STDEV.P([.E14:.E18])" office:value-type="float" office:value="0.0143581921184145" calcext:value-type="float">
            <text:p>0.014358192118415</text:p>
          </table:table-cell>
        </table:table-row>
        <table:table-row table:style-name="ro1">
          <table:table-cell office:value-type="string" calcext:value-type="string">
            <text:p>2018-01-18</text:p>
          </table:table-cell>
          <table:table-cell office:value-type="float" office:value="23.83" calcext:value-type="float">
            <text:p>23.83</text:p>
          </table:table-cell>
          <table:table-cell office:value-type="float" office:value="40.7" calcext:value-type="float">
            <text:p>40.7</text:p>
          </table:table-cell>
          <table:table-cell table:formula="of:=LN([.B19]/[.B18])" office:value-type="float" office:value="0.00336276063000043" calcext:value-type="float">
            <text:p>0.00336276063</text:p>
          </table:table-cell>
          <table:table-cell table:formula="of:=LN([.C19]/[.C18])" office:value-type="float" office:value="-0.00490197060020667" calcext:value-type="float">
            <text:p>-0.004901970600207</text:p>
          </table:table-cell>
          <table:table-cell table:formula="of:=COM.MICROSOFT.STDEV.P([.D15:.D19])" office:value-type="float" office:value="0.0167182329742756" calcext:value-type="float">
            <text:p>0.016718232974276</text:p>
          </table:table-cell>
          <table:table-cell table:formula="of:=COM.MICROSOFT.STDEV.P([.E15:.E19])" office:value-type="float" office:value="0.013029803333536" calcext:value-type="float">
            <text:p>0.013029803333536</text:p>
          </table:table-cell>
        </table:table-row>
        <table:table-row table:style-name="ro1">
          <table:table-cell office:value-type="string" calcext:value-type="string">
            <text:p>2018-01-19</text:p>
          </table:table-cell>
          <table:table-cell office:value-type="float" office:value="23.95" calcext:value-type="float">
            <text:p>23.95</text:p>
          </table:table-cell>
          <table:table-cell office:value-type="float" office:value="40.3" calcext:value-type="float">
            <text:p>40.3</text:p>
          </table:table-cell>
          <table:table-cell table:formula="of:=LN([.B20]/[.B19])" office:value-type="float" office:value="0.00502303274627361" calcext:value-type="float">
            <text:p>0.005023032746274</text:p>
          </table:table-cell>
          <table:table-cell table:formula="of:=LN([.C20]/[.C19])" office:value-type="float" office:value="-0.0098766234959122" calcext:value-type="float">
            <text:p>-0.009876623495912</text:p>
          </table:table-cell>
          <table:table-cell table:formula="of:=COM.MICROSOFT.STDEV.P([.D16:.D20])" office:value-type="float" office:value="0.0169905292288662" calcext:value-type="float">
            <text:p>0.016990529228866</text:p>
          </table:table-cell>
          <table:table-cell table:formula="of:=COM.MICROSOFT.STDEV.P([.E16:.E20])" office:value-type="float" office:value="0.0105001467720595" calcext:value-type="float">
            <text:p>0.01050014677206</text:p>
          </table:table-cell>
        </table:table-row>
        <table:table-row table:style-name="ro1">
          <table:table-cell office:value-type="string" calcext:value-type="string">
            <text:p>2018-01-20</text:p>
          </table:table-cell>
          <table:table-cell office:value-type="float" office:value="23.63" calcext:value-type="float">
            <text:p>23.63</text:p>
          </table:table-cell>
          <table:table-cell office:value-type="float" office:value="40.8" calcext:value-type="float">
            <text:p>40.8</text:p>
          </table:table-cell>
          <table:table-cell table:formula="of:=LN([.B21]/[.B20])" office:value-type="float" office:value="-0.0134512326581078" calcext:value-type="float">
            <text:p>-0.013451232658108</text:p>
          </table:table-cell>
          <table:table-cell table:formula="of:=LN([.C21]/[.C20])" office:value-type="float" office:value="0.0123306124574787" calcext:value-type="float">
            <text:p>0.012330612457479</text:p>
          </table:table-cell>
          <table:table-cell table:formula="of:=COM.MICROSOFT.STDEV.P([.D17:.D21])" office:value-type="float" office:value="0.0154661493490681" calcext:value-type="float">
            <text:p>0.015466149349068</text:p>
          </table:table-cell>
          <table:table-cell table:formula="of:=COM.MICROSOFT.STDEV.P([.E17:.E21])" office:value-type="float" office:value="0.00753959686831893" calcext:value-type="float">
            <text:p>0.007539596868319</text:p>
          </table:table-cell>
        </table:table-row>
        <table:table-row table:style-name="ro1">
          <table:table-cell office:value-type="string" calcext:value-type="string">
            <text:p>2018-01-21</text:p>
          </table:table-cell>
          <table:table-cell office:value-type="float" office:value="23.82" calcext:value-type="float">
            <text:p>23.82</text:p>
          </table:table-cell>
          <table:table-cell office:value-type="float" office:value="41.3" calcext:value-type="float">
            <text:p>41.3</text:p>
          </table:table-cell>
          <table:table-cell table:formula="of:=LN([.B22]/[.B21])" office:value-type="float" office:value="0.00800847272833763" calcext:value-type="float">
            <text:p>0.008008472728338</text:p>
          </table:table-cell>
          <table:table-cell table:formula="of:=LN([.C22]/[.C21])" office:value-type="float" office:value="0.012180418556871" calcext:value-type="float">
            <text:p>0.012180418556871</text:p>
          </table:table-cell>
          <table:table-cell table:formula="of:=COM.MICROSOFT.STDEV.P([.D18:.D22])" office:value-type="float" office:value="0.00917285645675437" calcext:value-type="float">
            <text:p>0.009172856456754</text:p>
          </table:table-cell>
          <table:table-cell table:formula="of:=COM.MICROSOFT.STDEV.P([.E18:.E22])" office:value-type="float" office:value="0.00913582952626203" calcext:value-type="float">
            <text:p>0.009135829526262</text:p>
          </table:table-cell>
        </table:table-row>
        <table:table-row table:style-name="ro1">
          <table:table-cell office:value-type="string" calcext:value-type="string">
            <text:p>2018-01-22</text:p>
          </table:table-cell>
          <table:table-cell office:value-type="float" office:value="23.87" calcext:value-type="float">
            <text:p>23.87</text:p>
          </table:table-cell>
          <table:table-cell office:value-type="float" office:value="41.7" calcext:value-type="float">
            <text:p>41.7</text:p>
          </table:table-cell>
          <table:table-cell table:formula="of:=LN([.B23]/[.B22])" office:value-type="float" office:value="0.00209687642358478" calcext:value-type="float">
            <text:p>0.002096876423585</text:p>
          </table:table-cell>
          <table:table-cell table:formula="of:=LN([.C23]/[.C22])" office:value-type="float" office:value="0.00963862883776879" calcext:value-type="float">
            <text:p>0.009638628837769</text:p>
          </table:table-cell>
          <table:table-cell table:formula="of:=COM.MICROSOFT.STDEV.P([.D19:.D23])" office:value-type="float" office:value="0.00749569296228111" calcext:value-type="float">
            <text:p>0.007495692962281</text:p>
          </table:table-cell>
          <table:table-cell table:formula="of:=COM.MICROSOFT.STDEV.P([.E19:.E23])" office:value-type="float" office:value="0.00937911654059175" calcext:value-type="float">
            <text:p>0.009379116540592</text:p>
          </table:table-cell>
        </table:table-row>
        <table:table-row table:style-name="ro1">
          <table:table-cell office:value-type="string" calcext:value-type="string">
            <text:p>2018-01-23</text:p>
          </table:table-cell>
          <table:table-cell office:value-type="float" office:value="23.65" calcext:value-type="float">
            <text:p>23.65</text:p>
          </table:table-cell>
          <table:table-cell office:value-type="float" office:value="42" calcext:value-type="float">
            <text:p>42</text:p>
          </table:table-cell>
          <table:table-cell table:formula="of:=LN([.B24]/[.B23])" office:value-type="float" office:value="-0.00925932541279683" calcext:value-type="float">
            <text:p>-0.009259325412797</text:p>
          </table:table-cell>
          <table:table-cell table:formula="of:=LN([.C24]/[.C23])" office:value-type="float" office:value="0.0071684894786125" calcext:value-type="float">
            <text:p>0.007168489478613</text:p>
          </table:table-cell>
          <table:table-cell table:formula="of:=COM.MICROSOFT.STDEV.P([.D20:.D24])" office:value-type="float" office:value="0.00835387661108617" calcext:value-type="float">
            <text:p>0.008353876611086</text:p>
          </table:table-cell>
          <table:table-cell table:formula="of:=COM.MICROSOFT.STDEV.P([.E20:.E24])" office:value-type="float" office:value="0.00830097330907686" calcext:value-type="float">
            <text:p>0.008300973309077</text:p>
          </table:table-cell>
        </table:table-row>
        <table:table-row table:style-name="ro1">
          <table:table-cell office:value-type="string" calcext:value-type="string">
            <text:p>2018-01-24</text:p>
          </table:table-cell>
          <table:table-cell office:value-type="float" office:value="23.19" calcext:value-type="float">
            <text:p>23.19</text:p>
          </table:table-cell>
          <table:table-cell office:value-type="float" office:value="42.3" calcext:value-type="float">
            <text:p>42.3</text:p>
          </table:table-cell>
          <table:table-cell table:formula="of:=LN([.B25]/[.B24])" office:value-type="float" office:value="-0.0196419636705016" calcext:value-type="float">
            <text:p>-0.019641963670502</text:p>
          </table:table-cell>
          <table:table-cell table:formula="of:=LN([.C25]/[.C24])" office:value-type="float" office:value="0.00711746776886395" calcext:value-type="float">
            <text:p>0.007117467768864</text:p>
          </table:table-cell>
          <table:table-cell table:formula="of:=COM.MICROSOFT.STDEV.P([.D21:.D25])" office:value-type="float" office:value="0.0101295014895012" calcext:value-type="float">
            <text:p>0.010129501489501</text:p>
          </table:table-cell>
          <table:table-cell table:formula="of:=COM.MICROSOFT.STDEV.P([.E21:.E25])" office:value-type="float" office:value="0.00228707471462763" calcext:value-type="float">
            <text:p>0.002287074714628</text:p>
          </table:table-cell>
        </table:table-row>
        <table:table-row table:style-name="ro1">
          <table:table-cell office:value-type="string" calcext:value-type="string">
            <text:p>2018-01-25</text:p>
          </table:table-cell>
          <table:table-cell office:value-type="float" office:value="23.1" calcext:value-type="float">
            <text:p>23.1</text:p>
          </table:table-cell>
          <table:table-cell office:value-type="float" office:value="42.5" calcext:value-type="float">
            <text:p>42.5</text:p>
          </table:table-cell>
          <table:table-cell table:formula="of:=LN([.B26]/[.B25])" office:value-type="float" office:value="-0.00388853373969237" calcext:value-type="float">
            <text:p>-0.003888533739692</text:p>
          </table:table-cell>
          <table:table-cell table:formula="of:=LN([.C26]/[.C25])" office:value-type="float" office:value="0.00471698987813887" calcext:value-type="float">
            <text:p>0.004716989878139</text:p>
          </table:table-cell>
          <table:table-cell table:formula="of:=COM.MICROSOFT.STDEV.P([.D22:.D26])" office:value-type="float" office:value="0.00951081485055545" calcext:value-type="float">
            <text:p>0.009510814850555</text:p>
          </table:table-cell>
          <table:table-cell table:formula="of:=COM.MICROSOFT.STDEV.P([.E22:.E26])" office:value-type="float" office:value="0.00254064153814535" calcext:value-type="float">
            <text:p>0.002540641538145</text:p>
          </table:table-cell>
        </table:table-row>
        <table:table-row table:style-name="ro1">
          <table:table-cell office:value-type="string" calcext:value-type="string">
            <text:p>2018-01-26</text:p>
          </table:table-cell>
          <table:table-cell office:value-type="float" office:value="23.33" calcext:value-type="float">
            <text:p>23.33</text:p>
          </table:table-cell>
          <table:table-cell office:value-type="float" office:value="42.8" calcext:value-type="float">
            <text:p>42.8</text:p>
          </table:table-cell>
          <table:table-cell table:formula="of:=LN([.B27]/[.B26])" office:value-type="float" office:value="0.00990746850559051" calcext:value-type="float">
            <text:p>0.009907468505591</text:p>
          </table:table-cell>
          <table:table-cell table:formula="of:=LN([.C27]/[.C26])" office:value-type="float" office:value="0.00703402665737998" calcext:value-type="float">
            <text:p>0.00703402665738</text:p>
          </table:table-cell>
          <table:table-cell table:formula="of:=COM.MICROSOFT.STDEV.P([.D23:.D27])" office:value-type="float" office:value="0.0100280620585265" calcext:value-type="float">
            <text:p>0.010028062058527</text:p>
          </table:table-cell>
          <table:table-cell table:formula="of:=COM.MICROSOFT.STDEV.P([.E23:.E27])" office:value-type="float" office:value="0.00155734098862942" calcext:value-type="float">
            <text:p>0.001557340988629</text:p>
          </table:table-cell>
        </table:table-row>
        <table:table-row table:style-name="ro1">
          <table:table-cell office:value-type="string" calcext:value-type="string">
            <text:p>2018-01-27</text:p>
          </table:table-cell>
          <table:table-cell office:value-type="float" office:value="22.68" calcext:value-type="float">
            <text:p>22.68</text:p>
          </table:table-cell>
          <table:table-cell office:value-type="float" office:value="43.1" calcext:value-type="float">
            <text:p>43.1</text:p>
          </table:table-cell>
          <table:table-cell table:formula="of:=LN([.B28]/[.B27])" office:value-type="float" office:value="-0.0282566071737873" calcext:value-type="float">
            <text:p>-0.028256607173787</text:p>
          </table:table-cell>
          <table:table-cell table:formula="of:=LN([.C28]/[.C27])" office:value-type="float" office:value="0.00698489452195119" calcext:value-type="float">
            <text:p>0.006984894521951</text:p>
          </table:table-cell>
          <table:table-cell table:formula="of:=COM.MICROSOFT.STDEV.P([.D24:.D28])" office:value-type="float" office:value="0.0131165364579347" calcext:value-type="float">
            <text:p>0.013116536457935</text:p>
          </table:table-cell>
          <table:table-cell table:formula="of:=COM.MICROSOFT.STDEV.P([.E24:.E28])" office:value-type="float" office:value="0.000945844340885947" calcext:value-type="float">
            <text:p>0.000945844340886</text:p>
          </table:table-cell>
        </table:table-row>
        <table:table-row table:style-name="ro1">
          <table:table-cell office:value-type="string" calcext:value-type="string">
            <text:p>2018-01-28</text:p>
          </table:table-cell>
          <table:table-cell office:value-type="float" office:value="23.1" calcext:value-type="float">
            <text:p>23.1</text:p>
          </table:table-cell>
          <table:table-cell office:value-type="float" office:value="43.7" calcext:value-type="float">
            <text:p>43.7</text:p>
          </table:table-cell>
          <table:table-cell table:formula="of:=LN([.B29]/[.B28])" office:value-type="float" office:value="0.0183491386681966" calcext:value-type="float">
            <text:p>0.018349138668197</text:p>
          </table:table-cell>
          <table:table-cell table:formula="of:=LN([.C29]/[.C28])" office:value-type="float" office:value="0.0138251049918423" calcext:value-type="float">
            <text:p>0.013825104991842</text:p>
          </table:table-cell>
          <table:table-cell table:formula="of:=COM.MICROSOFT.STDEV.P([.D25:.D29])" office:value-type="float" office:value="0.0174555162675385" calcext:value-type="float">
            <text:p>0.017455516267539</text:p>
          </table:table-cell>
          <table:table-cell table:formula="of:=COM.MICROSOFT.STDEV.P([.E25:.E29])" office:value-type="float" office:value="0.00307999142415707" calcext:value-type="float">
            <text:p>0.003079991424157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float" office:value="22.4" calcext:value-type="float">
            <text:p>22.4</text:p>
          </table:table-cell>
          <table:table-cell office:value-type="float" office:value="44" calcext:value-type="float">
            <text:p>44</text:p>
          </table:table-cell>
          <table:table-cell table:formula="of:=LN([.B30]/[.B29])" office:value-type="float" office:value="-0.0307716586667538" calcext:value-type="float">
            <text:p>-0.030771658666754</text:p>
          </table:table-cell>
          <table:table-cell table:formula="of:=LN([.C30]/[.C29])" office:value-type="float" office:value="0.00684153181671656" calcext:value-type="float">
            <text:p>0.006841531816717</text:p>
          </table:table-cell>
          <table:table-cell table:formula="of:=COM.MICROSOFT.STDEV.P([.D26:.D30])" office:value-type="float" office:value="0.0197738946858997" calcext:value-type="float">
            <text:p>0.0197738946859</text:p>
          </table:table-cell>
          <table:table-cell table:formula="of:=COM.MICROSOFT.STDEV.P([.E26:.E30])" office:value-type="float" office:value="0.00309658540904814" calcext:value-type="float">
            <text:p>0.003096585409048</text:p>
          </table:table-cell>
        </table:table-row>
        <table:table-row table:style-name="ro1">
          <table:table-cell office:value-type="string" calcext:value-type="string">
            <text:p>2018-01-30</text:p>
          </table:table-cell>
          <table:table-cell office:value-type="float" office:value="22.17" calcext:value-type="float">
            <text:p>22.17</text:p>
          </table:table-cell>
          <table:table-cell office:value-type="float" office:value="44.5" calcext:value-type="float">
            <text:p>44.5</text:p>
          </table:table-cell>
          <table:table-cell table:formula="of:=LN([.B31]/[.B30])" office:value-type="float" office:value="-0.010320935232774" calcext:value-type="float">
            <text:p>-0.010320935232774</text:p>
          </table:table-cell>
          <table:table-cell table:formula="of:=LN([.C31]/[.C30])" office:value-type="float" office:value="0.0112995552539335" calcext:value-type="float">
            <text:p>0.011299555253934</text:p>
          </table:table-cell>
          <table:table-cell table:formula="of:=COM.MICROSOFT.STDEV.P([.D27:.D31])" office:value-type="float" office:value="0.0197432575707846" calcext:value-type="float">
            <text:p>0.019743257570785</text:p>
          </table:table-cell>
          <table:table-cell table:formula="of:=COM.MICROSOFT.STDEV.P([.E27:.E31])" office:value-type="float" office:value="0.00286217361800969" calcext:value-type="float">
            <text:p>0.002862173618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9">00/00/0000</text:date>, <text:time style:data-style-name="N2" text:time-value="00:26:58.3207091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08-19T00:30:58.963953733</dc:date>
    <meta:editing-duration>PT25M35S</meta:editing-duration>
    <meta:editing-cycles>9</meta:editing-cycles>
    <meta:document-statistic meta:table-count="2" meta:cell-count="323" meta:object-count="0"/>
  </office:meta>
</office:document-meta>
</file>